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05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0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2" office:value-type="string" calcext:value-type="string">
            <text:p>Tâche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cherches diverses sur Scala, ainsi que sur le framework Play.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7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2" table:number-columns-repeated="1020"/>
        </table:table-row>
        <table:table-row table:style-name="ro1">
          <table:covered-table-cell table:style-name="ce2"/>
          <table:table-cell table:style-name="ce8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édaction du cahier des charges et du journal de bord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e la planification.</text:p>
          </table:table-cell>
          <table:table-cell table:style-name="ce22" table:number-columns-repeated="1020"/>
        </table:table-row>
        <table:table-row table:style-name="ro1">
          <table:covered-table-cell table:style-name="ce4"/>
          <table:table-cell table:style-name="ce9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 et création du dépôt GitHub.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 table:number-columns-spanned="1" table:number-rows-spanned="3">
            <text:p>Analyse de l'API Twitter et de Twitter4J, et rédaction du document d'analyse en conséquence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2" table:number-columns-repeated="1020"/>
        </table:table-row>
        <table:table-row table:style-name="ro1">
          <table:covered-table-cell table:style-name="ce4"/>
          <table:table-cell table:style-name="ce9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2" table:number-columns-repeated="1020"/>
        </table:table-row>
        <table:table-row table:style-name="ro1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Entretient avec Mme Fatemi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 table:number-columns-spanned="1" table:number-rows-spanned="2">
            <text:p>Analyse des librairies utilisables pour la géolocalisation, ainsi que des mots-clés Twitter intéressants en Suisse, et réalisation d'une planification de l'actualité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16" calcext:value-type="date">
            <text:p>16.03.16</text:p>
          </table:table-cell>
          <table:table-cell table:style-name="ce3" office:value-type="float" office:value="3" calcext:value-type="float">
            <text:p>3</text:p>
          </table:table-cell>
          <table:covered-table-cell table:style-name="ce16"/>
          <table:table-cell table:style-name="ce22" table:number-columns-repeated="1020"/>
        </table:table-row>
        <table:table-row table:style-name="ro1">
          <table:table-cell table:style-name="ce3"/>
          <table:table-cell table:style-name="ce8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et réalisation de tests sur Twitter4J.</text:p>
          </table:table-cell>
          <table:table-cell table:style-name="ce22" table:number-columns-repeated="1020"/>
        </table:table-row>
        <table:table-row table:style-name="ro1" table:number-rows-repeated="138">
          <table:table-cell table:style-name="ce3" table:number-columns-repeated="3"/>
          <table:table-cell table:style-name="ce16"/>
          <table:table-cell table:style-name="ce22"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2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 style:data-style-name="N2" text:time-value="21:03:01.333067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3-21T21:03:15.756851931</dc:date>
    <dc:creator>Miguel </dc:creator>
    <meta:editing-duration>PT12H49M47S</meta:editing-duration>
    <meta:editing-cycles>20</meta:editing-cycles>
    <meta:generator>LibreOffice/4.4.3.2$Linux_X86_64 LibreOffice_project/40m0$Build-2</meta:generator>
    <meta:document-statistic meta:table-count="1" meta:cell-count="41" meta:object-count="0"/>
  </office:meta>
</office:document-meta>
</file>